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 svg:font-family="Rubik" style:font-pitch="variable"/>
  </office:font-face-decls>
  <office:automatic-styles>
    <style:style style:name="P1" style:family="paragraph" style:parent-style-name="Heading_20_2">
      <style:paragraph-properties fo:padding="0cm" fo:border="none"/>
      <style:text-properties style:font-name="Rubik"/>
    </style:style>
    <style:style style:name="P2" style:family="paragraph" style:parent-style-name="Heading_20_3">
      <style:paragraph-properties fo:padding="0cm" fo:border="none"/>
      <style:text-properties style:font-name="Rubik"/>
    </style:style>
    <style:style style:name="P3" style:family="paragraph" style:parent-style-name="Text_20_body">
      <style:paragraph-properties fo:padding="0cm" fo:border="none"/>
      <style:text-properties style:font-name="Rubik"/>
    </style:style>
    <style:style style:name="P4" style:family="paragraph" style:parent-style-name="Heading_20_2">
      <style:text-properties style:font-name="Rubik"/>
    </style:style>
    <style:style style:name="P5" style:family="paragraph" style:parent-style-name="Heading_20_3">
      <style:text-properties style:font-name="Rubik"/>
    </style:style>
    <style:style style:name="P6" style:family="paragraph" style:parent-style-name="Heading_20_3">
      <style:text-properties style:font-name="Rubik" fo:font-size="12pt" fo:font-weight="normal" style:font-size-asian="12pt" style:font-weight-asian="normal" style:font-size-complex="12pt" style:font-weight-complex="normal"/>
    </style:style>
    <style:style style:name="P7" style:family="paragraph" style:parent-style-name="Heading_20_3">
      <style:text-properties style:font-name="Rubik" fo:font-weight="bold"/>
    </style:style>
    <style:style style:name="P8" style:family="paragraph" style:parent-style-name="Text_20_body">
      <style:text-properties style:font-name="Rubik"/>
    </style:style>
    <style:style style:name="P9" style:family="paragraph" style:parent-style-name="Text_20_body" style:list-style-name="L1">
      <style:paragraph-properties fo:margin-top="0cm" fo:margin-bottom="0cm" style:contextual-spacing="false" fo:padding="0cm" fo:border="none"/>
      <style:text-properties style:font-name="Rubik"/>
    </style:style>
    <style:style style:name="P10" style:family="paragraph" style:parent-style-name="Text_20_body" style:list-style-name="L1">
      <style:paragraph-properties fo:padding="0cm" fo:border="none"/>
      <style:text-properties style:font-name="Rubik"/>
    </style:style>
    <style:style style:name="P11" style:family="paragraph" style:parent-style-name="Text_20_body" style:list-style-name="L2">
      <style:paragraph-properties fo:margin-top="0cm" fo:margin-bottom="0cm" style:contextual-spacing="false" fo:padding="0cm" fo:border="none"/>
      <style:text-properties style:font-name="Rubik"/>
    </style:style>
    <style:style style:name="P12" style:family="paragraph" style:parent-style-name="Text_20_body" style:list-style-name="L2">
      <style:paragraph-properties fo:padding="0cm" fo:border="none"/>
      <style:text-properties style:font-name="Rubik"/>
    </style:style>
    <style:style style:name="P13" style:family="paragraph" style:parent-style-name="Text_20_body" style:list-style-name="L3">
      <style:paragraph-properties fo:margin-top="0cm" fo:margin-bottom="0cm" style:contextual-spacing="false" fo:padding="0cm" fo:border="none"/>
      <style:text-properties style:font-name="Rubik"/>
    </style:style>
    <style:style style:name="P14" style:family="paragraph" style:parent-style-name="Text_20_body" style:list-style-name="L3">
      <style:paragraph-properties fo:padding="0cm" fo:border="none"/>
      <style:text-properties style:font-name="Rubik"/>
    </style:style>
    <style:style style:name="P15" style:family="paragraph" style:parent-style-name="Text_20_body" style:list-style-name="L4">
      <style:paragraph-properties fo:margin-top="0cm" fo:margin-bottom="0cm" style:contextual-spacing="false" fo:padding="0cm" fo:border="none"/>
      <style:text-properties style:font-name="Rubik"/>
    </style:style>
    <style:style style:name="P16" style:family="paragraph" style:parent-style-name="Text_20_body" style:list-style-name="L4">
      <style:paragraph-properties fo:padding="0cm" fo:border="none"/>
      <style:text-properties style:font-name="Rubik"/>
    </style:style>
    <style:style style:name="P17" style:family="paragraph" style:parent-style-name="Text_20_body" style:list-style-name="L5">
      <style:paragraph-properties fo:margin-top="0cm" fo:margin-bottom="0cm" style:contextual-spacing="false" fo:padding="0cm" fo:border="none"/>
      <style:text-properties style:font-name="Rubik"/>
    </style:style>
    <style:style style:name="P18" style:family="paragraph" style:parent-style-name="Text_20_body" style:list-style-name="L5">
      <style:paragraph-properties fo:padding="0cm" fo:border="none"/>
      <style:text-properties style:font-name="Rubik"/>
    </style:style>
    <style:style style:name="P19" style:family="paragraph" style:parent-style-name="Text_20_body" style:list-style-name="L6">
      <style:paragraph-properties fo:margin-top="0cm" fo:margin-bottom="0cm" style:contextual-spacing="false"/>
      <style:text-properties style:font-name="Rubik"/>
    </style:style>
    <style:style style:name="P20" style:family="paragraph" style:parent-style-name="Text_20_body" style:list-style-name="L7">
      <style:paragraph-properties fo:margin-top="0cm" fo:margin-bottom="0cm" style:contextual-spacing="false"/>
      <style:text-properties style:font-name="Rubik"/>
    </style:style>
    <style:style style:name="P21" style:family="paragraph" style:parent-style-name="Text_20_body" style:list-style-name="L8">
      <style:text-properties style:font-name="Rubik"/>
    </style:style>
    <style:style style:name="P22" style:family="paragraph" style:parent-style-name="Text_20_body" style:list-style-name="L9">
      <style:paragraph-properties fo:margin-top="0cm" fo:margin-bottom="0cm" style:contextual-spacing="false"/>
      <style:text-properties style:font-name="Rubik"/>
    </style:style>
    <style:style style:name="P23" style:family="paragraph" style:parent-style-name="Text_20_body" style:list-style-name="L10">
      <style:paragraph-properties fo:margin-top="0cm" fo:margin-bottom="0cm" style:contextual-spacing="false"/>
      <style:text-properties style:font-name="Rubik"/>
    </style:style>
    <style:style style:name="P24" style:family="paragraph" style:parent-style-name="Text_20_body" style:list-style-name="L11">
      <style:paragraph-properties fo:margin-top="0cm" fo:margin-bottom="0cm" style:contextual-spacing="false"/>
      <style:text-properties style:font-name="Rubik"/>
    </style:style>
    <style:style style:name="P25" style:family="paragraph" style:parent-style-name="Text_20_body" style:list-style-name="L12">
      <style:paragraph-properties fo:margin-top="0cm" fo:margin-bottom="0cm" style:contextual-spacing="false"/>
      <style:text-properties style:font-name="Rubik"/>
    </style:style>
    <style:style style:name="P26" style:family="paragraph" style:parent-style-name="Text_20_body" style:list-style-name="L13">
      <style:text-properties style:font-name="Rubik"/>
    </style:style>
    <style:style style:name="P27" style:family="paragraph" style:parent-style-name="Text_20_body" style:list-style-name="L14">
      <style:paragraph-properties fo:margin-top="0cm" fo:margin-bottom="0cm" style:contextual-spacing="false"/>
      <style:text-properties style:font-name="Rubik"/>
    </style:style>
    <style:style style:name="P28" style:family="paragraph" style:parent-style-name="Text_20_body" style:list-style-name="L15">
      <style:text-properties style:font-name="Rubik"/>
    </style:style>
    <style:style style:name="P29" style:family="paragraph" style:parent-style-name="Text_20_body" style:list-style-name="L16">
      <style:paragraph-properties fo:margin-top="0cm" fo:margin-bottom="0cm" style:contextual-spacing="false"/>
      <style:text-properties style:font-name="Rubik"/>
    </style:style>
    <style:style style:name="P30" style:family="paragraph" style:parent-style-name="Text_20_body" style:list-style-name="L17">
      <style:text-properties style:font-name="Rubik"/>
    </style:style>
    <style:style style:name="P31" style:family="paragraph" style:parent-style-name="Text_20_body" style:list-style-name="L18">
      <style:paragraph-properties fo:margin-top="0cm" fo:margin-bottom="0cm" style:contextual-spacing="false"/>
      <style:text-properties style:font-name="Rubik"/>
    </style:style>
    <style:style style:name="P32" style:family="paragraph" style:parent-style-name="Text_20_body" style:list-style-name="L19">
      <style:paragraph-properties fo:margin-top="0cm" fo:margin-bottom="0cm" style:contextual-spacing="false"/>
      <style:text-properties style:font-name="Rubik"/>
    </style:style>
    <style:style style:name="P33" style:family="paragraph" style:parent-style-name="Text_20_body" style:list-style-name="L20">
      <style:paragraph-properties fo:margin-top="0cm" fo:margin-bottom="0cm" style:contextual-spacing="false"/>
      <style:text-properties style:font-name="Rubik"/>
    </style:style>
    <style:style style:name="P34" style:family="paragraph" style:parent-style-name="Text_20_body" style:list-style-name="L21">
      <style:paragraph-properties fo:margin-top="0cm" fo:margin-bottom="0cm" style:contextual-spacing="false"/>
      <style:text-properties style:font-name="Rubik"/>
    </style:style>
    <style:style style:name="P35" style:family="paragraph" style:parent-style-name="Text_20_body" style:list-style-name="L22">
      <style:text-properties style:font-name="Rubik"/>
    </style:style>
    <style:style style:name="P36" style:family="paragraph" style:parent-style-name="Text_20_body" style:list-style-name="L23">
      <style:paragraph-properties fo:margin-top="0cm" fo:margin-bottom="0cm" style:contextual-spacing="false"/>
      <style:text-properties style:font-name="Rubik"/>
    </style:style>
    <style:style style:name="P37" style:family="paragraph" style:parent-style-name="Text_20_body" style:list-style-name="L24">
      <style:paragraph-properties fo:margin-top="0cm" fo:margin-bottom="0cm" style:contextual-spacing="false"/>
      <style:text-properties style:font-name="Rubik"/>
    </style:style>
    <style:style style:name="P38" style:family="paragraph" style:parent-style-name="Text_20_body" style:list-style-name="L25">
      <style:paragraph-properties fo:margin-top="0cm" fo:margin-bottom="0cm" style:contextual-spacing="false"/>
      <style:text-properties style:font-name="Rubik"/>
    </style:style>
    <style:style style:name="P39" style:family="paragraph" style:parent-style-name="Text_20_body" style:list-style-name="L26">
      <style:paragraph-properties fo:margin-top="0cm" fo:margin-bottom="0cm" style:contextual-spacing="false"/>
      <style:text-properties style:font-name="Rubik"/>
    </style:style>
    <style:style style:name="P40" style:family="paragraph" style:parent-style-name="Text_20_body" style:list-style-name="L27">
      <style:text-properties style:font-name="Rubik"/>
    </style:style>
    <style:style style:name="P41" style:family="paragraph" style:parent-style-name="Text_20_body" style:list-style-name="L28">
      <style:paragraph-properties fo:margin-top="0cm" fo:margin-bottom="0cm" style:contextual-spacing="false"/>
      <style:text-properties style:font-name="Rubik"/>
    </style:style>
    <style:style style:name="P42" style:family="paragraph" style:parent-style-name="Text_20_body" style:list-style-name="L29">
      <style:paragraph-properties fo:margin-top="0cm" fo:margin-bottom="0cm" style:contextual-spacing="false"/>
      <style:text-properties style:font-name="Rubik"/>
    </style:style>
    <style:style style:name="P43" style:family="paragraph" style:parent-style-name="Text_20_body" style:list-style-name="L30">
      <style:paragraph-properties fo:margin-top="0cm" fo:margin-bottom="0cm" style:contextual-spacing="false"/>
      <style:text-properties style:font-name="Rubik"/>
    </style:style>
    <style:style style:name="P44" style:family="paragraph" style:parent-style-name="Text_20_body" style:list-style-name="L31">
      <style:text-properties style:font-name="Rubik"/>
    </style:style>
    <style:style style:name="P45" style:family="paragraph" style:parent-style-name="Text_20_body" style:list-style-name="L32">
      <style:paragraph-properties fo:margin-top="0cm" fo:margin-bottom="0cm" style:contextual-spacing="false"/>
      <style:text-properties style:font-name="Rubik"/>
    </style:style>
    <style:style style:name="P46" style:family="paragraph" style:parent-style-name="Text_20_body" style:list-style-name="L33">
      <style:text-properties style:font-name="Rubik"/>
    </style:style>
    <style:style style:name="P47" style:family="paragraph" style:parent-style-name="Text_20_body">
      <style:paragraph-properties fo:padding="0cm" fo:border="none"/>
      <style:text-properties style:font-name="Rubik" officeooo:paragraph-rsid="0011225a"/>
    </style:style>
    <style:style style:name="P48" style:family="paragraph" style:parent-style-name="Text_20_body">
      <style:paragraph-properties fo:padding="0cm" fo:border="none"/>
      <style:text-properties style:font-name="Rubik" officeooo:paragraph-rsid="0013a0b8"/>
    </style:style>
    <style:style style:name="T1" style:family="text">
      <style:text-properties loext:padding="0cm" loext:border="none"/>
    </style:style>
    <style:style style:name="T2" style:family="text">
      <style:text-properties fo:font-style="italic" loext:padding="0cm" loext:border="none"/>
    </style:style>
    <style:style style:name="T3" style:family="text">
      <style:text-properties officeooo:rsid="000dfac5"/>
    </style:style>
    <style:style style:name="T4" style:family="text">
      <style:text-properties officeooo:rsid="000dfac5" loext:padding="0cm" loext:border="none"/>
    </style:style>
    <style:style style:name="T5" style:family="text">
      <style:text-properties officeooo:rsid="0012d7b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
      <text:h text:style-name="P6" text:outline-level="3">https://www.hellowork.com/fr-fr/metiers/developpeur-web.html</text:h>
      <text:h text:style-name="P5" text:outline-level="3">Fiche métier Développeur web</text:h>
      <text:p text:style-name="P47">Le développeur web travaille au sein d'une agence de communication, en freelance, en SSII ou directement en entreprise. Son but est de développer des interfaces web adaptées pour son client. Il peut s'agir de sites Intranet, de sites internet, d'applications web ou d'outils en ligne. Il répond à un cahier des charges élaboré par un chef de projet. Il contribue également à sa rédaction, en conseillant sur les aspects techniques que ne maîtrise pas forcément le chef de projet. La culture informatique et web est importante pour la profession, et permet de mieux appréhender l'évolution des nouvelles technologies. Les principaux langages utilisés pour créer des sites ou applications web sont le HTML, le CSS, le JavaScript, MySQL et le PHP.</text:p>
      <text:p text:style-name="P47"/>
      <text:p text:style-name="P47"/>
      <text:p text:style-name="P47"/>
      <text:p text:style-name="P47">Les missions du développeur web sont multiples. Voici les principales:</text:p>
      <text:list xml:id="list1376843371" text:style-name="L1">
        <text:list-item>
          <text:p text:style-name="P9">Analyse des besoins : il est d’abord nécessaire d’analyser les besoins réels pour le projet ainsi que les solutions techniques adaptées. Cette mission se conclut par la rédaction d’un cahier des charges.</text:p>
        </text:list-item>
        <text:list-item>
          <text:p text:style-name="P9">Conception du site: dans cette phase, le site est conçu en amont en respectant le cahier des charges. Son architecture (visuelle, technique) est définie ainsi que sa base de données.</text:p>
        </text:list-item>
        <text:list-item>
          <text:p text:style-name="P9">Développement: on entre ici dans la phase de développement pur qui consiste à rédiger les lignes de code des différentes parties du site. Cette phase d’essai-erreur peut permettre d’effectuer des changements dans les objectifs établis, selon les problèmes rencontrés.</text:p>
        </text:list-item>
        <text:list-item>
          <text:p text:style-name="P9">Test &amp; mise en production: le site est testé aussi bien dans son fonctionnement technique que dans sa cohérence visuelle. Les éventuelles erreurs sont corrigées en collaboration avec les webdesigners et autres développeurs avant une mise en production qui précédera le lancement final du site.</text:p>
        </text:list-item>
        <text:list-item>
          <text:p text:style-name="P9">Support technique: une fois le site en ligne, il faudra assurer un support en cas de dysfonctionnement ou encore pour effectuer des mises à jour</text:p>
        </text:list-item>
        <text:list-item>
          <text:p text:style-name="P10">Veille: l’activité de veille est constante pour un développeur. Il doit à la fois être au courant des évolutions des outils et technologies existants (langages, frameworks, etc.) mais aussi des nouveautés en termes de tendances et de bonnes pratiques.</text:p>
        </text:list-item>
      </text:list>
      <text:p text:style-name="P8">Et concrètement ? Des professionnels en poste témoignent sur les missions du développeur web Tony Archambeau :« <text:span text:style-name="T2">Les deux missions principales d'un développeur consistent à développer des fonctionnalités sur un site ou une </text:span><text:soft-page-break/><text:span text:style-name="T2">application et à résoudre les bugs. Au quotidien, cela se reflète principalement par la rédaction de code (activité principale), de la recherche sur une documentation ou un moteur de recherche, de la rédaction de documentation technique, des phases de tests.</text:span> » Xavier Valet: « <text:span text:style-name="T2">Au sein de RegionsJob, mes missions sont diverses et variées. Je participe aux diverses réflexions techniques ainsi qu’au développement de nos applications et sites. J’effectue aussi des opérations de maintenance ainsi que le support technique auprès de nos clients et collaborateurs. Enfin, mon métier est fortement axé sur la veille, essentielle pour améliorer encore et encore nos pratiques </text:span>». Romain Pouclet :«<text:span text:style-name="T1"> </text:span><text:span text:style-name="T2">J'ai globalement deux types de mission : l'estimation et le développement. La journée se découpe donc en différentes phases de ces deux tâches. Je discute également beaucoup avec mes collègues sur les méthodes mises en place pour industrialiser le développement de nos applications. L'idée est de garantir aux clients une efficacité maximum et une qualité optimale en optimisant l'exécution des tâches redondantes.</text:span> »</text:p>
      <text:p text:style-name="P3">Vous aurez accès à davantage d'éléments sur la fiche ROME "Développeur web", code M1805, sur la plateforme de Pôle Emploi.</text:p>
      <text:h text:style-name="P1" text:outline-level="2">Salaire Développeur web</text:h>
      <text:h text:style-name="P2" text:outline-level="3">Quel salaire et combien gagne un Développeur web ?</text:h>
      <text:p text:style-name="P3">Un développeur web perçoit un salaire net d’environ 2 000 à 3 000 euros par mois lorsqu’il est débutant (junior). Cette rémunération est variable selon son niveau d’expérience et de la localisation géographique de l’entreprise dans laquelle il se trouve. Expérimenté, son salaire mensuel peut atteindre plus de 5 000 euros nets. La grille salariale pour le métier de développeur web est établie différemment selon le secteur de l’entreprise dans laquelle il s’exécute. Ainsi, en début de parcours professionnel, le développeur web touche un salaire débutant compris entre 35 000 euros et 45 000 euros brut par an (soit entre 3 000 euros et 3 700 euros brut par mois environ, pour un taux horaire compris entre 19 euros et 25 euros brut). Son salaire moyen évolue en fonction de son expérience et des langages qu’il va s’employer à maitriser au fil de son parcours au sein de l’entreprise. À mi-parcours, son salaire moyen tourne autour de 50 000 euros bruts annuels (soit 4 100 euros brut mensuels environ) et en fin de carrière professionnelle, le développeur web senior peut s’attendre à percevoir une rémunération allant jusqu’à plus de 65 000 euros bruts par an (ce qui équivaut à un salaire brut d’environ 5 500 euros par mois pour un taux horaire autour de 35 euros). Des parts variables viennent également s’ajouter à son salaire médian, mais elles dépendent de chaque entreprise. Ainsi, il peut se voir verser des primes annuelles, un 13ème mois, une participation au transport et/ou des Tickets restaurant.</text:p>
      <text:h text:style-name="P1" text:outline-level="2"><text:soft-page-break/>Travail Développeur web</text:h>
      <text:h text:style-name="P2" text:outline-level="3">Pourquoi et comment travailler en tant que Développeur web ?</text:h>
      <text:h text:style-name="P1" text:outline-level="2">Les plus</text:h>
      <text:list xml:id="list3453673829" text:style-name="L2">
        <text:list-item>
          <text:p text:style-name="P11">le salaire est généralement attractif et il monte progressivement avec l'expérience</text:p>
        </text:list-item>
        <text:list-item>
          <text:p text:style-name="P11">Un apprentissage permanent</text:p>
        </text:list-item>
        <text:list-item>
          <text:p text:style-name="P11">Idéal pour ceux qui aiment résoudre des problèmes</text:p>
        </text:list-item>
        <text:list-item>
          <text:p text:style-name="P12">Un poste qui peut s'accomplir en télétravail</text:p>
        </text:list-item>
      </text:list>
      <text:h text:style-name="P1" text:outline-level="2">Les moins</text:h>
      <text:list xml:id="list3780723971" text:style-name="L3">
        <text:list-item>
          <text:p text:style-name="P13">Le fait de devoir renouveler régulièrement ses connaissances peut parfois être contraignant (manque de temps de formation)</text:p>
        </text:list-item>
        <text:list-item>
          <text:p text:style-name="P14">Les délais sont parfois serrés, ce qui peut engendrer du stress dans certaines structures</text:p>
        </text:list-item>
      </text:list>
      <text:h text:style-name="P1" text:outline-level="2">Qualités et compétences nécessaires</text:h>
      <text:h text:style-name="P2" text:outline-level="3">Quelles sont les qualités et compétences nécessaires pour être embauché en tant que Développeur web ?</text:h>
      <text:p text:style-name="P3">Le développeur web est amené à maîtriser de multiples outils et technologies au sein de projets parfois très différents. Que ce soit en équipe ou en freelance, le développement web nécessite des compétences diverses.</text:p>
      <text:list xml:id="list3893004974" text:style-name="L4">
        <text:list-item>
          <text:p text:style-name="P15">Le développeur web doit être très rigoureux</text:p>
        </text:list-item>
        <text:list-item>
          <text:p text:style-name="P15">Il se doit d'être autonome</text:p>
        </text:list-item>
        <text:list-item>
          <text:p text:style-name="P15">Une solide culture web et des tendances internet</text:p>
        </text:list-item>
        <text:list-item>
          <text:p text:style-name="P15">Il doit connaître et maîtriser les principaux langages de développement web</text:p>
        </text:list-item>
        <text:list-item>
          <text:p text:style-name="P15">Être polyvalent</text:p>
        </text:list-item>
        <text:list-item>
          <text:p text:style-name="P15">Avoir une grande capacité d’écoute (notamment pour comprendre les besoins des clients)</text:p>
        </text:list-item>
        <text:list-item>
          <text:p text:style-name="P15">Avoir un bon relationnel</text:p>
        </text:list-item>
        <text:list-item>
          <text:p text:style-name="P15">Il sait s’adapter rapidement aux évolutions de son environnement</text:p>
        </text:list-item>
        <text:list-item>
          <text:p text:style-name="P16">Il doit être réactif</text:p>
        </text:list-item>
      </text:list>
      <text:p text:style-name="P8">Selon les développeurs, quelles sont les qualités nécessaires pour exercer le métier ? Tony Archambeau :« <text:span text:style-name="T2">Grande capacité d'adaptation. Les technologies évoluent vite il faut être prêt à apprendre et découvrir de nouvelles choses régulièrement. Etre rigoureux et méthodiques. S'il peut y avoir un bug à un endroit, alors il y en aura un. Le développeur doit penser à tous les cas possibles, même les plus tordus, qui peuvent engendrer un bug.</text:span> » Erwann Mest :«<text:span text:style-name="T1"> </text:span><text:span text:style-name="T2">Il faut avant tout être autonome et se tenir au courant des nouvelles technologies en termes de développement, cette veille </text:span><text:soft-page-break/><text:span text:style-name="T2">régulière est indispensable. Être rigoureux et à l’écoute de tout le monde, même des personnes non techniques, est nécessaire. Enfin, être passionné est un puissant moteur. </text:span>» Romain Pouclet :«<text:span text:style-name="T1"> </text:span><text:span text:style-name="T2">Rester ouvert d'esprit, savoir travailler en équipe et supporter la critique, ce qui n'est pas forcément facile lors des revues de code, par exemple.</text:span> »</text:p>
      <text:h text:style-name="P1" text:outline-level="2">Etudes et formation</text:h>
      <text:h text:style-name="P2" text:outline-level="3">Quelle formation et comment devenir Développeur web ?</text:h>
      <text:p text:style-name="P48">Il existe de nombreuses <text:span text:style-name="T3">formation pour apprendre le développement web.</text:span> D'une manière générale, un niveau bac +2 est conseillé (BTS ou DUT informatique). Le mieux est de continuer ensuite vers un Master 2 en Informatique, ou entrer dans une école spécialisée en informatique comme Epitech <text:span text:style-name="T5">ou</text:span> Supinfo.</text:p>
      <text:p text:style-name="P48">A noter que certaines petites structures cherchent des profils moins qualifiés, car elles ont peu de moyens. Elles souhaitent ainsi trouver des personnes à la fois pas forcément surdiplômées mais compétentes, souvent autodidactes.</text:p>
      <text:p text:style-name="P48"/>
      <text:p text:style-name="P48">Par ailleurs, on trouve de plus en plus de formations courtes pour se former en quelques mois au métier de développeur web, on y apprend les langages clés que sont le HTML, le CSS, le Javascipt mais aussi le PHP et le SQL. Si la formation initiale reste importante pour comprendre la structure des langages informatiques notamment, le développeur web doit réaliser une veille constante pour rester à la page.</text:p>
      <text:h text:style-name="P1" text:outline-level="2">Evolutions possibles</text:h>
      <text:h text:style-name="P2" text:outline-level="3">Que faire après Développeur web ?</text:h>
      <text:p text:style-name="P3">Un développeur web aura l'occasion d'évoluer s'il le souhaite et en fonction de la structure pour laquelle il travaille. Il peut par exemple occuper un poste de<text:span text:style-name="T1"> </text:span><text:span text:style-name="T4">lead dev </text:span>ou bien de chef de projet et manager une équipe de développeurs.</text:p>
      <text:h text:style-name="P1" text:outline-level="2">Diplôme</text:h>
      <text:h text:style-name="P2" text:outline-level="3">Quelles sont les diplômes nécessaires pour devenir développeur web ?</text:h>
      <text:p text:style-name="P8">Une multitude de diplômes peuvent mener au métier de développeur web. À partir du bac +2, il est possible de se familiariser au domaine de l’informatique et du développement informatique via le BTS SN (Systèmes Numériques) ou le BTS SIO (Services Informatiques aux Organisations). Une Licence professionnelle en informatique, un Bachelor ou un Master constituent aussi des voies pertinentes pour occuper ce poste. L’essentiel étant de privilégier une formation centrée sur le développement web si l’on est sûr de son orientation professionnelle. De nombreux <text:soft-page-break/>centres de formation proposent des cursus plus ou moins longs pour apprendre le métier de développeur web. Certaines de ses formations certifiantes ou diplômantes peuvent se suivre à distance via des cours en ligne. Il n’existe donc pas de diplôme indispensable pour devenir développeur web : cela passe avant tout par une formation solide quelle que soit sa forme et une envie d’apprendre les langages indispensables à la création d’un site internet : HTML, CSS, JavaScript, PHP…</text:p>
      <text:h text:style-name="P1" text:outline-level="2">Missions</text:h>
      <text:h text:style-name="P2" text:outline-level="3">Quelles sont les missions que vous pouvez réaliser en tant que développeur web ?</text:h>
      <text:p text:style-name="P8">Les missions du développeur web sont généralement les suivantes (ordre chronologique) :</text:p>
      <text:list xml:id="list337624296" text:style-name="L5">
        <text:list-item>
          <text:p text:style-name="P17">Analyse des besoins du client</text:p>
        </text:list-item>
        <text:list-item>
          <text:p text:style-name="P17">Participation à l’élaboration du cahier des charges</text:p>
        </text:list-item>
        <text:list-item>
          <text:p text:style-name="P17">Phase de développement web : conception d’un site web ou d’une application</text:p>
        </text:list-item>
        <text:list-item>
          <text:p text:style-name="P17">Contrôle qualité : réalisation de différents tests, correction des bugs éventuels</text:p>
        </text:list-item>
        <text:list-item>
          <text:p text:style-name="P17">Livraison au client</text:p>
        </text:list-item>
        <text:list-item>
          <text:p text:style-name="P18">Suivi technique et maintenance du site internet ou de l’application web en fonction des besoins.</text:p>
        </text:list-item>
      </text:list>
      <text:p text:style-name="P8">Toutes ces phases peuvent faire l’objet de retours plus ou moins réguliers au client afin qu’il ne découvre pas le projet une fois livré. Les méthodes Agiles encouragent les retours fréquents au client de façon à ce qu’il valide à chaque fois les différentes étapes d’un projet.</text:p>
      <text:p text:style-name="P8"><text:a xlink:type="simple" xlink:href="https://www.onisep.fr/Ressources/Univers-Formation/Formations/Post-bac/tp-developpeur-web-et-web-mobile" text:style-name="Internet_20_link" text:visited-style-name="Visited_20_Internet_20_Link">https://www.onisep.fr/Ressources/Univers-Formation/Formations/Post-bac/tp-developpeur-web-et-web-mobile</text:a></text:p>
      <text:p text:style-name="P8"/>
      <text:h text:style-name="P4" text:outline-level="2">Qu’est-ce qu’un développeur web, quelles sont ses missions ?</text:h>
      <text:p text:style-name="P8">Le développeur web s'occupe du développement informatique de sites, applications, plateformes web. Il développe de nouvelles fonctionnalités et/ou maintient les fonctionnalités existantes.</text:p>
      <text:h text:style-name="P7" text:outline-level="3">Développeur : un métier plus ou moins polyvalent selon le contexte</text:h>
      <text:p text:style-name="P8">En plus de coder, un développeur peut intervenir dans la phase de conception, participer à l'élaboration d'algorithmes, prendre du recul sur les attentes de l'utilisateur final, rédiger de la documentation ou encore conduire des tests. Son rôle peut aussi être de traduire les spécifications fonctionnelles (les attentes concrètes du client, de la direction, du chef de projet) en spécifications techniques, en code, pour leur donner vie.<text:line-break/><text:soft-page-break/><text:line-break/>Un poste de développeur web est plus ou moins large selon l'organisation de l'équipe, les contraintes de production et les challenges techniques.<text:line-break/><text:line-break/>Le développeur web peut être spécialisé dans un domaine et être plus ou moins polyvalent. Selon l'étendue et les sujets sur lesquels il travaille, on parle notamment de :</text:p>
      <text:list xml:id="list767800697" text:style-name="L6">
        <text:list-item>
          <text:p text:style-name="P19">Développeur Backend</text:p>
        </text:list-item>
      </text:list>
      <text:list xml:id="list2700904923" text:style-name="L7">
        <text:list-item>
          <text:p text:style-name="P20">Développeur Frontend</text:p>
        </text:list-item>
      </text:list>
      <text:list xml:id="list4119482411" text:style-name="L8">
        <text:list-item>
          <text:p text:style-name="P21">Développeur Fullstack</text:p>
        </text:list-item>
      </text:list>
      <text:h text:style-name="P7" text:outline-level="3">L'importance de la veille technique pour le développeur web</text:h>
      <text:p text:style-name="P8">Le développeur web doit se tenir régulièrement à jour des nouveautés technologiques :</text:p>
      <text:list xml:id="list1590786479" text:style-name="L9">
        <text:list-item>
          <text:p text:style-name="P22">Nouveaux outils</text:p>
        </text:list-item>
      </text:list>
      <text:list xml:id="list3225154172" text:style-name="L10">
        <text:list-item>
          <text:p text:style-name="P23">Nouveaux langages de programmation</text:p>
        </text:list-item>
      </text:list>
      <text:list xml:id="list3942433198" text:style-name="L11">
        <text:list-item>
          <text:p text:style-name="P24">Nouvelles pratiques</text:p>
        </text:list-item>
      </text:list>
      <text:list xml:id="list2145735315" text:style-name="L12">
        <text:list-item>
          <text:p text:style-name="P25">Nouvelles méthodologies</text:p>
        </text:list-item>
      </text:list>
      <text:list xml:id="list2047246060" text:style-name="L13">
        <text:list-item>
          <text:p text:style-name="P26">Nouveaux frameworks...</text:p>
        </text:list-item>
      </text:list>
      <text:p text:style-name="P8">Il fait de la veille technique / technologique pour se renseigner et ne pas se laisser dépasser par l'innovation constante du milieu de l'informatique. Il peut ainsi être force de proposition et choisir les bonnes technologies afin de résoudre un problème donné.</text:p>
      <text:p text:style-name="P8">Un développeur web doit également s'efforcer d'appliquer les bonnes pratiques (best practices). Il peut participer à la conduite de TDD (test-driven development), code review, pair programing ou encore commenter son code.<text:line-break/>Selon les organisations il participe plus ou moins aux tests (tests unitaires, tests fonctionnels).</text:p>
      <text:h text:style-name="P4" text:outline-level="2">Quels sont les principaux interlocuteurs du développeur web ?</text:h>
      <text:p text:style-name="P8">Le développeur web travaille généralement sous la direction soit d'un :</text:p>
      <text:list xml:id="list1973413397" text:style-name="L14">
        <text:list-item>
          <text:p text:style-name="P27">Lead developer</text:p>
        </text:list-item>
      </text:list>
      <text:list xml:id="list1604715991" text:style-name="L15">
        <text:list-item>
          <text:p text:style-name="P28">Responsable technique (CTO, DT, Responsable de Production...).</text:p>
        </text:list-item>
      </text:list>
      <text:p text:style-name="P8">Il peut également travailler en autonomie s'il est développeur web freelance ou s'il est employé dans une petite structure. Lorsqu'il est en poste au sein d'équipes déjà structurées, le développeur web collabore souvent avec :</text:p>
      <text:list xml:id="list4096569709" text:style-name="L16">
        <text:list-item>
          <text:p text:style-name="P29">Un chef de projet ou un Product Owner, qui lui fournit un cahier des charges ou des directives fonctionnelles.</text:p>
        </text:list-item>
      </text:list>
      <text:list xml:id="list414570119" text:style-name="L17">
        <text:list-item>
          <text:p text:style-name="P30">Dans le cadre de la méthodologie agile, le développeur web peut également suivre les recommandations d'un Scrum Master.​</text:p>
        </text:list-item>
      </text:list>
      <text:h text:style-name="P4" text:outline-level="2"><text:soft-page-break/>Quelles sont les compétences et qualités requises pour être développeur web ?</text:h>
      <text:p text:style-name="P8">Le développeur web est un savant mélange entre la maîtrise de compétences techniques induites par la connaissance de certains langages de programmation et un savoir être particulier en accord avec les exigences de la profession.</text:p>
      <text:h text:style-name="P7" text:outline-level="3">Les compétences techniques du développeur web</text:h>
      <text:p text:style-name="P8">D'un point de vue technique, le développeur web doit savoir utiliser un (ou plusieurs) langage de programmation, couplé ou non avec un framework ou un CMS :</text:p>
      <text:list xml:id="list4185782938" text:style-name="L18">
        <text:list-item>
          <text:p text:style-name="P31">PHP (Symfony, Laravel, Zend, CakePHP / WordPress, Drupal...)</text:p>
        </text:list-item>
      </text:list>
      <text:list xml:id="list2390299924" text:style-name="L19">
        <text:list-item>
          <text:p text:style-name="P32">Ruby (Rails...)</text:p>
        </text:list-item>
      </text:list>
      <text:list xml:id="list1137894466" text:style-name="L20">
        <text:list-item>
          <text:p text:style-name="P33">Python (Django, pyramid, Flask...)</text:p>
        </text:list-item>
      </text:list>
      <text:list xml:id="list598618869" text:style-name="L21">
        <text:list-item>
          <text:p text:style-name="P34">Java (Spring, Hibernate, Struts...)</text:p>
        </text:list-item>
      </text:list>
      <text:list xml:id="list2117962760" text:style-name="L22">
        <text:list-item>
          <text:p text:style-name="P35">JavaScript (React.js, Ember.js, Vue.js...)</text:p>
        </text:list-item>
      </text:list>
      <text:p text:style-name="P8">S'il travaille côté backend (développeur backend), il doit connaître un système de gestion des bases de données :</text:p>
      <text:list xml:id="list2697633062" text:style-name="L23">
        <text:list-item>
          <text:p text:style-name="P36">MySQL</text:p>
        </text:list-item>
      </text:list>
      <text:list xml:id="list3858198120" text:style-name="L24">
        <text:list-item>
          <text:p text:style-name="P37">PostgreSQL</text:p>
        </text:list-item>
      </text:list>
      <text:list xml:id="list1674045780" text:style-name="L25">
        <text:list-item>
          <text:p text:style-name="P38">MongoDB</text:p>
        </text:list-item>
      </text:list>
      <text:list xml:id="list1599675840" text:style-name="L26">
        <text:list-item>
          <text:p text:style-name="P39">Oracle</text:p>
        </text:list-item>
      </text:list>
      <text:list xml:id="list803099511" text:style-name="L27">
        <text:list-item>
          <text:p text:style-name="P40">Etc.</text:p>
        </text:list-item>
      </text:list>
      <text:p text:style-name="P8">Il doit aussi maîtriser un outil de versioning comme Git et les incontournables technologies web de base (JS, HTML, CSS).<text:line-break/><text:line-break/>Les principaux langages de développement web en 2020 : JavaScript, Python, Ruby, Go, PHP, Java.</text:p>
      <text:p text:style-name="P8"/>
      <text:h text:style-name="P7" text:outline-level="3">Les qualités requises pour être développeur web</text:h>
      <text:p text:style-name="P8">Les savoirs-faire du développeur web sont principalement techniques mais il faut tout de même certaines qualités et softskills pour s'épanouir et être un bon développeur web : l'esprit de synthèse, d'analyse, la capacité à résoudre des problématiques, l'autonomie et la débrouillardise afin de monter en compétences et de surmonter les difficultés techniques rencontrées.</text:p>
      <text:h text:style-name="P4" text:outline-level="2">Quelles études ou formations pour devenir développeur web ?</text:h>
      <text:p text:style-name="P8">Il y a de nombreuses formations pour devenir développeur web : de la formation accélérée (1, 3, 6 mois) jusqu'aux bac+5 et écoles d'ingénieurs, en passant par les BTS, DUT et licences.<text:line-break/><text:soft-page-break/><text:line-break/>Tout comme les autres métiers de passion, il existe beaucoup de développeurs autodidactes, qui ont commencés à coder au collège, voire plus tôt. La majorité des professionnels du domaine a cependant effectué entre 2 et 5 ans d'études.<text:line-break/><text:line-break/>A noter : depuis quelques années, les formations dites "courtes" ou "accélérés" ont un franc succès, en particulier pour les reconversions.</text:p>
      <text:h text:style-name="P4" text:outline-level="2">Quelles sont les évolutions professionnelles et perspectives de carrière d'un développeur web ?</text:h>
      <text:p text:style-name="P8">Un développeur web peut évoluer techniquement et/ou d'un point de vue managérial. En ce sens, il peut développer son expertise et prendre des responsabilités techniques :</text:p>
      <text:list xml:id="list1892441548" text:style-name="L28">
        <text:list-item>
          <text:p text:style-name="P41">Architecte web</text:p>
        </text:list-item>
      </text:list>
      <text:list xml:id="list3429871068" text:style-name="L29">
        <text:list-item>
          <text:p text:style-name="P42">Lead Tech</text:p>
        </text:list-item>
      </text:list>
      <text:list xml:id="list3566031846" text:style-name="L30">
        <text:list-item>
          <text:p text:style-name="P43">Développeur web senior</text:p>
        </text:list-item>
      </text:list>
      <text:list xml:id="list2144476625" text:style-name="L31">
        <text:list-item>
          <text:p text:style-name="P44">Expert Technique</text:p>
        </text:list-item>
      </text:list>
      <text:p text:style-name="P8">Il peut aussi monter en responsabilité au sein d'une équipe ou d'un projet en devenant notamment:</text:p>
      <text:list xml:id="list1177091516" text:style-name="L32">
        <text:list-item>
          <text:p text:style-name="P45">Lead developer</text:p>
        </text:list-item>
      </text:list>
      <text:list xml:id="list290701492" text:style-name="L33">
        <text:list-item>
          <text:p text:style-name="P46">Chef de projet web...</text:p>
        </text:list-item>
      </text:list>
      <text:p text:style-name="P8">A noter : des postes de chefs de projets Technique ou de Lead Tech sont souvent un entre deux : à la fois des aspects techniques mais aussi des responsabilités statutaires (management).<text:line-break/><text:line-break/>A terme, un développeur web peut devenir CTO ou responsable Technique, plus ou moins rapidement en fonction de l'ampleur de ses compétences et des projets à mener.</text:p>
      <text:h text:style-name="P4" text:outline-level="2">Quels sont les principaux secteurs d'activités et employeurs d'un développeur web ?</text:h>
      <text:p text:style-name="P8">L'avantage d'être développeur web est de pouvoir travailler dans quasiment tous les domaines : la santé, l'éducation, la finance, la banque, l'écologie, le juridique, le jeux video, la musique, le sport etc.<text:line-break/><text:line-break/>Les principaux employeurs des développeurs web sont les startups, les ESN (sociétés de service, anciennement appelées SSII), les éditeurs de logiciels, les pureplayers, les banques, PME... les développeurs web sont très recherchés !</text:p>
      <text:h text:style-name="P4" text:outline-level="2"><text:soft-page-break/>Quel est le salaire d'un développeur web ?</text:h>
      <text:p text:style-name="P8">⚠ Plusieurs facteurs définissent la rémunération d'un développeur : les compétences et l'expérience en premier lieu mais aussi la localisation géographique, les technologies utilisées, le type d'entreprise, le secteur d'activité, les problématiques techniques à résoudre etc.<text:line-break/><text:line-break/>Voici la rémunération moyenne en France, selon l'expérience :</text:p>
      <text:h text:style-name="P5" text:outline-level="3">Développeur junior : 30 - 40 K€</text:h>
      <text:h text:style-name="P5" text:outline-level="3">Développeur expérimenté : 40 - 55 K€</text:h>
      <text:h text:style-name="P5" text:outline-level="3">Développeur senior : +55 K€</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ubik" svg:font-family="Rubik"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5T18:32:55.882000000</meta:creation-date>
    <dc:date>2022-09-17T16:20:16.959000000</dc:date>
    <meta:editing-duration>PT27M46S</meta:editing-duration>
    <meta:editing-cycles>2</meta:editing-cycles>
    <meta:generator>LibreOffice/7.3.1.3$Windows_X86_64 LibreOffice_project/a69ca51ded25f3eefd52d7bf9a5fad8c90b87951</meta:generator>
    <meta:document-statistic meta:table-count="0" meta:image-count="0" meta:object-count="0" meta:page-count="9" meta:paragraph-count="120" meta:word-count="2725" meta:character-count="17380" meta:non-whitespace-character-count="14821"/>
  </office:meta>
</office:document-meta>
</file>